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14.0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14.0 hardware Intel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4.2.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sys2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Windows 10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6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.0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9801" calcext:value-type="float">
            <text:p>19801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.0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.0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19795" calcext:value-type="float">
            <text:p>19795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.0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.0</text:p>
          </table:table-cell>
          <table:table-cell office:value-type="float" office:value="14" calcext:value-type="float">
            <text:p>14.0</text:p>
          </table:table-cell>
          <table:table-cell office:value-type="float" office:value="40" calcext:value-type="float">
            <text:p>40</text:p>
          </table:table-cell>
          <table:table-cell office:value-type="float" office:value="19803" calcext:value-type="float">
            <text:p>19803</text:p>
          </table:table-cell>
          <table:table-cell office:value-type="string" calcext:value-type="string">
            <text:p>Corrected counting.</text:p>
          </table:table-cell>
        </table:table-row>
        <table:table-row table:style-name="ro1">
          <table:table-cell table:style-name="ce16" office:value-type="date" office:date-value="2024-03-01" calcext:value-type="date">
            <text:p>2024-03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lock time is not a typo.</text:p>
          </table:table-cell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kkj</text:p>
          </table:table-cell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5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5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6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3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4-06-17T11:39:24.572910211</dc:date>
    <dc:creator>DavidA</dc:creator>
    <meta:editing-duration>P2DT15H56M31S</meta:editing-duration>
    <meta:editing-cycles>189</meta:editing-cycles>
    <meta:generator>LibreOffice/7.3.7.2$Linux_X86_64 LibreOffice_project/30$Build-2</meta:generator>
    <meta:document-statistic meta:table-count="1" meta:cell-count="1223" meta:object-count="0"/>
  </office:meta>
</office:document-meta>
</file>